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6cm"/>
    </style:style>
    <style:style style:name="ro1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HI" table:style-name="ta1" table:print="false">
        <table:shapes>
          <draw:frame draw:z-index="0" draw:style-name="gr1" svg:width="26.709cm" svg:height="10.767cm" svg:x="12.032cm" svg:y="0.115cm">
            <draw:object draw:notify-on-update-of-ranges="RHI.B1:RHI.B1 RHI.B2:RHI.B11 RHI.C1:RHI.C1 RHI.C2:RHI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6.639cm" svg:height="11.722cm" svg:x="12.137cm" svg:y="11.186cm">
            <draw:object draw:notify-on-update-of-ranges="RHI.D1:RHI.D1 RHI.D2:RHI.D11 RHI.E1:RHI.E1 RHI.E2:RHI.E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punto</text:p>
          </table:table-cell>
          <table:table-cell office:value-type="string">
            <text:p>distanza sup</text:p>
          </table:table-cell>
          <table:table-cell office:value-type="string">
            <text:p>range</text:p>
          </table:table-cell>
          <table:table-cell office:value-type="string">
            <text:p>azimuth</text:p>
          </table:table-cell>
          <table:table-cell office:value-type="string">
            <text:p>height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42.586426">
            <text:p>5342,59</text:p>
          </table:table-cell>
          <table:table-cell office:value-type="float" office:value="5342.586914">
            <text:p>5342,59</text:p>
          </table:table-cell>
          <table:table-cell office:value-type="float" office:value="260.071869">
            <text:p>260,07</text:p>
          </table:table-cell>
          <table:table-cell office:value-type="float" office:value="37.678257">
            <text:p>37,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85.158203">
            <text:p>10685,16</text:p>
          </table:table-cell>
          <table:table-cell office:value-type="float" office:value="10685.164062">
            <text:p>10685,16</text:p>
          </table:table-cell>
          <table:table-cell office:value-type="float" office:value="260.072083">
            <text:p>260,07</text:p>
          </table:table-cell>
          <table:table-cell office:value-type="float" office:value="42.712776">
            <text:p>42,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027.720703">
            <text:p>16027,72</text:p>
          </table:table-cell>
          <table:table-cell office:value-type="float" office:value="16027.739258">
            <text:p>16027,74</text:p>
          </table:table-cell>
          <table:table-cell office:value-type="float" office:value="260.072296">
            <text:p>260,07</text:p>
          </table:table-cell>
          <table:table-cell office:value-type="float" office:value="51.103615">
            <text:p>51,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70.207031">
            <text:p>21370,21</text:p>
          </table:table-cell>
          <table:table-cell office:value-type="float" office:value="21370.251953">
            <text:p>21370,25</text:p>
          </table:table-cell>
          <table:table-cell office:value-type="float" office:value="260.072479">
            <text:p>260,07</text:p>
          </table:table-cell>
          <table:table-cell office:value-type="float" office:value="62.850563">
            <text:p>62,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12.771484">
            <text:p>26712,77</text:p>
          </table:table-cell>
          <table:table-cell office:value-type="float" office:value="26712.859375">
            <text:p>26712,86</text:p>
          </table:table-cell>
          <table:table-cell office:value-type="float" office:value="260.072693">
            <text:p>260,07</text:p>
          </table:table-cell>
          <table:table-cell office:value-type="float" office:value="77.953949">
            <text:p>77,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055.347656">
            <text:p>32055,35</text:p>
          </table:table-cell>
          <table:table-cell office:value-type="float" office:value="32055.5">
            <text:p>32055,5</text:p>
          </table:table-cell>
          <table:table-cell office:value-type="float" office:value="260.072876">
            <text:p>260,07</text:p>
          </table:table-cell>
          <table:table-cell office:value-type="float" office:value="96.413635">
            <text:p>96,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397.867188">
            <text:p>37397,87</text:p>
          </table:table-cell>
          <table:table-cell office:value-type="float" office:value="37398.109375">
            <text:p>37398,11</text:p>
          </table:table-cell>
          <table:table-cell office:value-type="float" office:value="260.073059">
            <text:p>260,07</text:p>
          </table:table-cell>
          <table:table-cell office:value-type="float" office:value="118.229324">
            <text:p>118,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740.484375">
            <text:p>42740,48</text:p>
          </table:table-cell>
          <table:table-cell office:value-type="float" office:value="42740.84375">
            <text:p>42740,84</text:p>
          </table:table-cell>
          <table:table-cell office:value-type="float" office:value="260.072693">
            <text:p>260,07</text:p>
          </table:table-cell>
          <table:table-cell office:value-type="float" office:value="143.401642">
            <text:p>143,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082.980469">
            <text:p>48082,98</text:p>
          </table:table-cell>
          <table:table-cell office:value-type="float" office:value="48083.492188">
            <text:p>48083,49</text:p>
          </table:table-cell>
          <table:table-cell office:value-type="float" office:value="260.072906">
            <text:p>260,07</text:p>
          </table:table-cell>
          <table:table-cell office:value-type="float" office:value="171.92952">
            <text:p>171,93</text:p>
          </table:table-cell>
        </table:table-row>
      </table:table>
      <table:table table:name="Sezione" table:style-name="ta1" table:print="false">
        <table:shapes>
          <draw:frame draw:z-index="0" draw:style-name="gr1" svg:width="26.709cm" svg:height="10.767cm" svg:x="13.549cm" svg:y="0.001cm">
            <draw:object draw:notify-on-update-of-ranges="Sezione.B1:Sezione.B1 Sezione.B2:Sezione.B42 Sezione.C1:Sezione.C1 Sezione.C2:Sezione.C42" xlink:href="./Object 3" xlink:type="simple" xlink:show="embed" xlink:actuate="onLoad"/>
            <draw:image xlink:href="./ObjectReplacements/Object 3" xlink:type="simple" xlink:show="embed" xlink:actuate="onLoad"/>
            <svg:title>Sezione Generica</svg:title>
            <svg:desc>
</svg:desc>
          </draw:frame>
          <draw:frame draw:z-index="1" draw:style-name="gr1" svg:width="26.639cm" svg:height="11.722cm" svg:x="13.654cm" svg:y="11.072cm">
            <draw:object draw:notify-on-update-of-ranges="Sezione.D1:Sezione.D1 Sezione.D2:Sezione.D42 Sezione.E1:Sezione.E1 Sezione.E2:Sezione.E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punto</text:p>
          </table:table-cell>
          <table:table-cell office:value-type="string">
            <text:p>distanza sup</text:p>
          </table:table-cell>
          <table:table-cell office:value-type="string">
            <text:p>range</text:p>
          </table:table-cell>
          <table:table-cell office:value-type="string">
            <text:p>azimuth</text:p>
          </table:table-cell>
          <table:table-cell office:value-type="string">
            <text:p>h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082.929688">
            <text:p>48082,93</text:p>
          </table:table-cell>
          <table:table-cell office:value-type="float" office:value="48873.933594">
            <text:p>48873,93</text:p>
          </table:table-cell>
          <table:table-cell office:value-type="float" office:value="300.072723">
            <text:p>300,07</text:p>
          </table:table-cell>
          <table:table-cell office:value-type="float" office:value="8517.186523">
            <text:p>8517,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786.433594">
            <text:p>47786,43</text:p>
          </table:table-cell>
          <table:table-cell office:value-type="float" office:value="48572.253906">
            <text:p>48572,25</text:p>
          </table:table-cell>
          <table:table-cell office:value-type="float" office:value="299.072662">
            <text:p>299,07</text:p>
          </table:table-cell>
          <table:table-cell office:value-type="float" office:value="8464.082031">
            <text:p>8464,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508.433594">
            <text:p>47508,43</text:p>
          </table:table-cell>
          <table:table-cell office:value-type="float" office:value="48289.398438">
            <text:p>48289,4</text:p>
          </table:table-cell>
          <table:table-cell office:value-type="float" office:value="298.072479">
            <text:p>298,07</text:p>
          </table:table-cell>
          <table:table-cell office:value-type="float" office:value="8414.299805">
            <text:p>8414,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247.472656">
            <text:p>47247,47</text:p>
          </table:table-cell>
          <table:table-cell office:value-type="float" office:value="48023.882812">
            <text:p>48023,88</text:p>
          </table:table-cell>
          <table:table-cell office:value-type="float" office:value="297.072601">
            <text:p>297,07</text:p>
          </table:table-cell>
          <table:table-cell office:value-type="float" office:value="8367.576172">
            <text:p>8367,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004.460938">
            <text:p>47004,46</text:p>
          </table:table-cell>
          <table:table-cell office:value-type="float" office:value="47776.628906">
            <text:p>47776,63</text:p>
          </table:table-cell>
          <table:table-cell office:value-type="float" office:value="296.072571">
            <text:p>296,07</text:p>
          </table:table-cell>
          <table:table-cell office:value-type="float" office:value="8324.074219">
            <text:p>8324,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777.574219">
            <text:p>46777,57</text:p>
          </table:table-cell>
          <table:table-cell office:value-type="float" office:value="47545.789062">
            <text:p>47545,79</text:p>
          </table:table-cell>
          <table:table-cell office:value-type="float" office:value="295.072968">
            <text:p>295,07</text:p>
          </table:table-cell>
          <table:table-cell office:value-type="float" office:value="8283.463867">
            <text:p>8283,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566.539062">
            <text:p>46566,54</text:p>
          </table:table-cell>
          <table:table-cell office:value-type="float" office:value="47331.074219">
            <text:p>47331,07</text:p>
          </table:table-cell>
          <table:table-cell office:value-type="float" office:value="294.072815">
            <text:p>294,07</text:p>
          </table:table-cell>
          <table:table-cell office:value-type="float" office:value="8245.696289">
            <text:p>8245,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371.453125">
            <text:p>46371,45</text:p>
          </table:table-cell>
          <table:table-cell office:value-type="float" office:value="47132.589844">
            <text:p>47132,59</text:p>
          </table:table-cell>
          <table:table-cell office:value-type="float" office:value="293.072662">
            <text:p>293,07</text:p>
          </table:table-cell>
          <table:table-cell office:value-type="float" office:value="8210.788086">
            <text:p>8210,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192.453125">
            <text:p>46192,45</text:p>
          </table:table-cell>
          <table:table-cell office:value-type="float" office:value="46950.476562">
            <text:p>46950,48</text:p>
          </table:table-cell>
          <table:table-cell office:value-type="float" office:value="292.07254">
            <text:p>292,07</text:p>
          </table:table-cell>
          <table:table-cell office:value-type="float" office:value="8178.761719">
            <text:p>8178,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028.574219">
            <text:p>46028,57</text:p>
          </table:table-cell>
          <table:table-cell office:value-type="float" office:value="46783.746094">
            <text:p>46783,75</text:p>
          </table:table-cell>
          <table:table-cell office:value-type="float" office:value="291.072968">
            <text:p>291,07</text:p>
          </table:table-cell>
          <table:table-cell office:value-type="float" office:value="8149.446289">
            <text:p>8149,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880.480469">
            <text:p>45880,48</text:p>
          </table:table-cell>
          <table:table-cell office:value-type="float" office:value="46633.074219">
            <text:p>46633,07</text:p>
          </table:table-cell>
          <table:table-cell office:value-type="float" office:value="290.072571">
            <text:p>290,07</text:p>
          </table:table-cell>
          <table:table-cell office:value-type="float" office:value="8122.955078">
            <text:p>8122,9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746.480469">
            <text:p>45746,48</text:p>
          </table:table-cell>
          <table:table-cell office:value-type="float" office:value="46496.746094">
            <text:p>46496,75</text:p>
          </table:table-cell>
          <table:table-cell office:value-type="float" office:value="289.072693">
            <text:p>289,07</text:p>
          </table:table-cell>
          <table:table-cell office:value-type="float" office:value="8098.987305">
            <text:p>8098,9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627.449219">
            <text:p>45627,45</text:p>
          </table:table-cell>
          <table:table-cell office:value-type="float" office:value="46375.644531">
            <text:p>46375,64</text:p>
          </table:table-cell>
          <table:table-cell office:value-type="float" office:value="288.072479">
            <text:p>288,07</text:p>
          </table:table-cell>
          <table:table-cell office:value-type="float" office:value="8077.698242">
            <text:p>8077,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5522.558594">
            <text:p>45522,56</text:p>
          </table:table-cell>
          <table:table-cell office:value-type="float" office:value="46268.929688">
            <text:p>46268,93</text:p>
          </table:table-cell>
          <table:table-cell office:value-type="float" office:value="287.072876">
            <text:p>287,07</text:p>
          </table:table-cell>
          <table:table-cell office:value-type="float" office:value="8058.94043">
            <text:p>8058,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432.421875">
            <text:p>45432,42</text:p>
          </table:table-cell>
          <table:table-cell office:value-type="float" office:value="46177.230469">
            <text:p>46177,23</text:p>
          </table:table-cell>
          <table:table-cell office:value-type="float" office:value="286.07251">
            <text:p>286,07</text:p>
          </table:table-cell>
          <table:table-cell office:value-type="float" office:value="8042.821777">
            <text:p>8042,8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355.507812">
            <text:p>45355,51</text:p>
          </table:table-cell>
          <table:table-cell office:value-type="float" office:value="46098.980469">
            <text:p>46098,98</text:p>
          </table:table-cell>
          <table:table-cell office:value-type="float" office:value="285.072632">
            <text:p>285,07</text:p>
          </table:table-cell>
          <table:table-cell office:value-type="float" office:value="8029.068359">
            <text:p>8029,0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93.457031">
            <text:p>45293,46</text:p>
          </table:table-cell>
          <table:table-cell office:value-type="float" office:value="46035.851562">
            <text:p>46035,85</text:p>
          </table:table-cell>
          <table:table-cell office:value-type="float" office:value="284.072632">
            <text:p>284,07</text:p>
          </table:table-cell>
          <table:table-cell office:value-type="float" office:value="8017.972656">
            <text:p>8017,9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245.507812">
            <text:p>45245,51</text:p>
          </table:table-cell>
          <table:table-cell office:value-type="float" office:value="45987.066406">
            <text:p>45987,07</text:p>
          </table:table-cell>
          <table:table-cell office:value-type="float" office:value="283.072876">
            <text:p>283,07</text:p>
          </table:table-cell>
          <table:table-cell office:value-type="float" office:value="8009.399414">
            <text:p>8009,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210.460938">
            <text:p>45210,46</text:p>
          </table:table-cell>
          <table:table-cell office:value-type="float" office:value="45951.414062">
            <text:p>45951,41</text:p>
          </table:table-cell>
          <table:table-cell office:value-type="float" office:value="282.072662">
            <text:p>282,07</text:p>
          </table:table-cell>
          <table:table-cell office:value-type="float" office:value="8003.132812">
            <text:p>8003,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5190.441406">
            <text:p>45190,44</text:p>
          </table:table-cell>
          <table:table-cell office:value-type="float" office:value="45931.046875">
            <text:p>45931,05</text:p>
          </table:table-cell>
          <table:table-cell office:value-type="float" office:value="281.072571">
            <text:p>281,07</text:p>
          </table:table-cell>
          <table:table-cell office:value-type="float" office:value="7999.553711">
            <text:p>7999,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183.484375">
            <text:p>45183,48</text:p>
          </table:table-cell>
          <table:table-cell office:value-type="float" office:value="45923.96875">
            <text:p>45923,97</text:p>
          </table:table-cell>
          <table:table-cell office:value-type="float" office:value="280.072571">
            <text:p>280,07</text:p>
          </table:table-cell>
          <table:table-cell office:value-type="float" office:value="7998.30957">
            <text:p>7998,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190.472656">
            <text:p>45190,47</text:p>
          </table:table-cell>
          <table:table-cell office:value-type="float" office:value="45931.078125">
            <text:p>45931,08</text:p>
          </table:table-cell>
          <table:table-cell office:value-type="float" office:value="279.07254">
            <text:p>279,07</text:p>
          </table:table-cell>
          <table:table-cell office:value-type="float" office:value="7999.559082">
            <text:p>7999,5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210.523438">
            <text:p>45210,52</text:p>
          </table:table-cell>
          <table:table-cell office:value-type="float" office:value="45951.476562">
            <text:p>45951,48</text:p>
          </table:table-cell>
          <table:table-cell office:value-type="float" office:value="278.072693">
            <text:p>278,07</text:p>
          </table:table-cell>
          <table:table-cell office:value-type="float" office:value="8003.144043">
            <text:p>8003,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245.535156">
            <text:p>45245,54</text:p>
          </table:table-cell>
          <table:table-cell office:value-type="float" office:value="45987.097656">
            <text:p>45987,1</text:p>
          </table:table-cell>
          <table:table-cell office:value-type="float" office:value="277.072815">
            <text:p>277,07</text:p>
          </table:table-cell>
          <table:table-cell office:value-type="float" office:value="8009.404297">
            <text:p>8009,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293.488281">
            <text:p>45293,49</text:p>
          </table:table-cell>
          <table:table-cell office:value-type="float" office:value="46035.882812">
            <text:p>46035,88</text:p>
          </table:table-cell>
          <table:table-cell office:value-type="float" office:value="276.072693">
            <text:p>276,07</text:p>
          </table:table-cell>
          <table:table-cell office:value-type="float" office:value="8017.978516">
            <text:p>8017,9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355.480469">
            <text:p>45355,48</text:p>
          </table:table-cell>
          <table:table-cell office:value-type="float" office:value="46098.949219">
            <text:p>46098,95</text:p>
          </table:table-cell>
          <table:table-cell office:value-type="float" office:value="275.072876">
            <text:p>275,07</text:p>
          </table:table-cell>
          <table:table-cell office:value-type="float" office:value="8029.063477">
            <text:p>8029,0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32.472656">
            <text:p>45432,47</text:p>
          </table:table-cell>
          <table:table-cell office:value-type="float" office:value="46177.28125">
            <text:p>46177,28</text:p>
          </table:table-cell>
          <table:table-cell office:value-type="float" office:value="274.072723">
            <text:p>274,07</text:p>
          </table:table-cell>
          <table:table-cell office:value-type="float" office:value="8042.831055">
            <text:p>8042,8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522.476562">
            <text:p>45522,48</text:p>
          </table:table-cell>
          <table:table-cell office:value-type="float" office:value="46268.847656">
            <text:p>46268,85</text:p>
          </table:table-cell>
          <table:table-cell office:value-type="float" office:value="273.072601">
            <text:p>273,07</text:p>
          </table:table-cell>
          <table:table-cell office:value-type="float" office:value="8058.925781">
            <text:p>8058,9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627.519531">
            <text:p>45627,52</text:p>
          </table:table-cell>
          <table:table-cell office:value-type="float" office:value="46375.714844">
            <text:p>46375,71</text:p>
          </table:table-cell>
          <table:table-cell office:value-type="float" office:value="272.072937">
            <text:p>272,07</text:p>
          </table:table-cell>
          <table:table-cell office:value-type="float" office:value="8077.710938">
            <text:p>8077,7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746.519531">
            <text:p>45746,52</text:p>
          </table:table-cell>
          <table:table-cell office:value-type="float" office:value="46496.785156">
            <text:p>46496,79</text:p>
          </table:table-cell>
          <table:table-cell office:value-type="float" office:value="271.072876">
            <text:p>271,07</text:p>
          </table:table-cell>
          <table:table-cell office:value-type="float" office:value="8098.994141">
            <text:p>8098,9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880.503906">
            <text:p>45880,5</text:p>
          </table:table-cell>
          <table:table-cell office:value-type="float" office:value="46633.097656">
            <text:p>46633,1</text:p>
          </table:table-cell>
          <table:table-cell office:value-type="float" office:value="270.07251">
            <text:p>270,07</text:p>
          </table:table-cell>
          <table:table-cell office:value-type="float" office:value="8122.959473">
            <text:p>8122,9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6029.515625">
            <text:p>46029,52</text:p>
          </table:table-cell>
          <table:table-cell office:value-type="float" office:value="46784.703125">
            <text:p>46784,7</text:p>
          </table:table-cell>
          <table:table-cell office:value-type="float" office:value="269.072479">
            <text:p>269,07</text:p>
          </table:table-cell>
          <table:table-cell office:value-type="float" office:value="8149.614746">
            <text:p>8149,6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6192.46875">
            <text:p>46192,47</text:p>
          </table:table-cell>
          <table:table-cell office:value-type="float" office:value="46950.492188">
            <text:p>46950,49</text:p>
          </table:table-cell>
          <table:table-cell office:value-type="float" office:value="268.072906">
            <text:p>268,07</text:p>
          </table:table-cell>
          <table:table-cell office:value-type="float" office:value="8178.76416">
            <text:p>8178,7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6371.519531">
            <text:p>46371,52</text:p>
          </table:table-cell>
          <table:table-cell office:value-type="float" office:value="47132.660156">
            <text:p>47132,66</text:p>
          </table:table-cell>
          <table:table-cell office:value-type="float" office:value="267.072937">
            <text:p>267,07</text:p>
          </table:table-cell>
          <table:table-cell office:value-type="float" office:value="8210.799805">
            <text:p>8210,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6566.488281">
            <text:p>46566,49</text:p>
          </table:table-cell>
          <table:table-cell office:value-type="float" office:value="47331.023438">
            <text:p>47331,02</text:p>
          </table:table-cell>
          <table:table-cell office:value-type="float" office:value="266.072784">
            <text:p>266,07</text:p>
          </table:table-cell>
          <table:table-cell office:value-type="float" office:value="8245.6875">
            <text:p>8245,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6777.515625">
            <text:p>46777,52</text:p>
          </table:table-cell>
          <table:table-cell office:value-type="float" office:value="47545.726562">
            <text:p>47545,73</text:p>
          </table:table-cell>
          <table:table-cell office:value-type="float" office:value="265.072632">
            <text:p>265,07</text:p>
          </table:table-cell>
          <table:table-cell office:value-type="float" office:value="8283.454102">
            <text:p>8283,4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7004.519531">
            <text:p>47004,52</text:p>
          </table:table-cell>
          <table:table-cell office:value-type="float" office:value="47776.691406">
            <text:p>47776,69</text:p>
          </table:table-cell>
          <table:table-cell office:value-type="float" office:value="264.072662">
            <text:p>264,07</text:p>
          </table:table-cell>
          <table:table-cell office:value-type="float" office:value="8324.084961">
            <text:p>8324,0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7247.492188">
            <text:p>47247,49</text:p>
          </table:table-cell>
          <table:table-cell office:value-type="float" office:value="48023.902344">
            <text:p>48023,9</text:p>
          </table:table-cell>
          <table:table-cell office:value-type="float" office:value="263.07251">
            <text:p>263,07</text:p>
          </table:table-cell>
          <table:table-cell office:value-type="float" office:value="8367.580078">
            <text:p>8367,5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7508.515625">
            <text:p>47508,52</text:p>
          </table:table-cell>
          <table:table-cell office:value-type="float" office:value="48289.480469">
            <text:p>48289,48</text:p>
          </table:table-cell>
          <table:table-cell office:value-type="float" office:value="262.072754">
            <text:p>262,07</text:p>
          </table:table-cell>
          <table:table-cell office:value-type="float" office:value="8414.314453">
            <text:p>8414,3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7786.503906">
            <text:p>47786,5</text:p>
          </table:table-cell>
          <table:table-cell office:value-type="float" office:value="48572.324219">
            <text:p>48572,32</text:p>
          </table:table-cell>
          <table:table-cell office:value-type="float" office:value="261.072845">
            <text:p>261,07</text:p>
          </table:table-cell>
          <table:table-cell office:value-type="float" office:value="8464.094727">
            <text:p>8464,0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083.5">
            <text:p>48083,5</text:p>
          </table:table-cell>
          <table:table-cell office:value-type="float" office:value="48874.511719">
            <text:p>48874,51</text:p>
          </table:table-cell>
          <table:table-cell office:value-type="float" office:value="260.07251">
            <text:p>260,07</text:p>
          </table:table-cell>
          <table:table-cell office:value-type="float" office:value="8517.289062">
            <text:p>8517,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4">24/11/2011</text:date>, <text:time>09.03.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1-18T15:54:43</meta:creation-date>
    <meta:print-date>2011-11-18T16:06:15</meta:print-date>
    <dc:date>2011-11-24T09:03:35</dc:date>
    <meta:editing-duration>PT04H38M12S</meta:editing-duration>
    <meta:editing-cycles>3</meta:editing-cycles>
    <meta:generator>OpenOffice.org/3.1$Linux OpenOffice.org_project/310m19$Build-9420</meta:generator>
    <meta:document-statistic meta:table-count="2" meta:cell-count="26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6.71cm" svg:height="10.768cm" chart:class="chart:line" chart:style-name="ch1">
        <chart:title svg:x="11.42cm" svg:y="0.216cm" chart:style-name="ch2">
          <text:p>RHI 0° elevazione</text:p>
        </chart:title>
        <chart:legend chart:legend-position="end" svg:x="23.963cm" svg:y="4.959cm" chart:style-name="ch3"/>
        <chart:plot-area chart:style-name="ch4" table:cell-range-address="RHI.B1:RHI.C11" chart:data-source-has-labels="row" svg:x="0.867cm" svg:y="0.978cm" svg:width="22.563cm" svg:height="9.346cm">
          <chart:axis chart:dimension="x" chart:name="primary-x" chart:style-name="ch5">
            <chart:title svg:x="11.741cm" svg:y="9.985cm" chart:style-name="ch6">
              <text:p>Num Punti</text:p>
            </chart:title>
          </chart:axis>
          <chart:axis chart:dimension="y" chart:name="primary-y" chart:style-name="ch5">
            <chart:title svg:x="0.535cm" svg:y="5.999cm" chart:style-name="ch7">
              <text:p>Distanza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RHI.B2:RHI.B11" chart:label-cell-address="RHI.B1:RHI.B1" chart:class="chart:line">
            <chart:data-point chart:repeated="10"/>
          </chart:series>
          <chart:series chart:attached-axis="primary-y" chart:style-name="ch11" chart:values-cell-range-address="RHI.C2:RHI.C11" chart:label-cell-address="RHI.C1:RHI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HI.B1:RHI.B1">distanza sup</text:p>
              </table:table-cell>
              <table:table-cell office:value-type="string">
                <text:p text:id="RHI.C1:RHI.C1">ran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RHI.B2:RHI.B11">0</text:p>
              </table:table-cell>
              <table:table-cell office:value-type="float" office:value="0">
                <text:p text:id="RHI.C2:RHI.C1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42.586426">
                <text:p>5342.586426</text:p>
              </table:table-cell>
              <table:table-cell office:value-type="float" office:value="5342.586914">
                <text:p>5342.586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85.158203">
                <text:p>10685.158203</text:p>
              </table:table-cell>
              <table:table-cell office:value-type="float" office:value="10685.164062">
                <text:p>10685.164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27.720703">
                <text:p>16027.720703</text:p>
              </table:table-cell>
              <table:table-cell office:value-type="float" office:value="16027.739258">
                <text:p>16027.739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370.207031">
                <text:p>21370.207031</text:p>
              </table:table-cell>
              <table:table-cell office:value-type="float" office:value="21370.251953">
                <text:p>21370.251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712.771484">
                <text:p>26712.771484</text:p>
              </table:table-cell>
              <table:table-cell office:value-type="float" office:value="26712.859375">
                <text:p>26712.8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55.347656">
                <text:p>32055.347656</text:p>
              </table:table-cell>
              <table:table-cell office:value-type="float" office:value="32055.5">
                <text:p>3205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397.867188">
                <text:p>37397.867188</text:p>
              </table:table-cell>
              <table:table-cell office:value-type="float" office:value="37398.109375">
                <text:p>37398.10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740.484375">
                <text:p>42740.484375</text:p>
              </table:table-cell>
              <table:table-cell office:value-type="float" office:value="42740.84375">
                <text:p>42740.8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82.980469">
                <text:p>48082.980469</text:p>
              </table:table-cell>
              <table:table-cell office:value-type="float" office:value="48083.492188">
                <text:p>48083.492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amed-symbol" chart:symbol-name="square" chart:symbol-width="0.1cm" chart:symbol-height="0.1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6.64cm" svg:height="11.723cm" chart:class="chart:line" chart:style-name="ch1">
        <chart:title svg:x="11.385cm" svg:y="0.235cm" chart:style-name="ch2">
          <text:p>RHI 0° elevazione</text:p>
        </chart:title>
        <chart:legend chart:legend-position="end" svg:x="24.52cm" svg:y="5.436cm" chart:style-name="ch3"/>
        <chart:plot-area chart:style-name="ch4" table:cell-range-address="RHI.D1:RHI.E11" chart:data-source-has-labels="row" svg:x="0.863cm" svg:y="1.016cm" svg:width="22.795cm" svg:height="10.206cm">
          <chart:axis chart:dimension="x" chart:name="primary-x" chart:style-name="ch5">
            <chart:title svg:x="11.635cm" svg:y="10.902cm" chart:style-name="ch6">
              <text:p>Num Pinti</text:p>
            </chart:title>
          </chart:axis>
          <chart:axis chart:dimension="y" chart:name="primary-y" chart:style-name="ch5">
            <chart:title svg:x="0.533cm" svg:y="6.585cm" chart:style-name="ch7">
              <text:p>Altezza (m)</text:p>
            </chart:title>
            <chart:grid chart:style-name="ch8" chart:class="major"/>
          </chart:axis>
          <chart:axis chart:dimension="y" chart:name="secondary-y" chart:style-name="ch9">
            <chart:title svg:x="23.636cm" svg:y="6.956cm" chart:style-name="ch7">
              <text:p>Azimuth radar (°)</text:p>
            </chart:title>
          </chart:axis>
          <chart:series chart:attached-axis="secondary-y" chart:style-name="ch10" chart:values-cell-range-address="RHI.D2:RHI.D11" chart:label-cell-address="RHI.D1:RHI.D1" chart:class="chart:line">
            <chart:data-point chart:repeated="10"/>
          </chart:series>
          <chart:series chart:attached-axis="primary-y" chart:style-name="ch11" chart:values-cell-range-address="RHI.E2:RHI.E11" chart:label-cell-address="RHI.E1:RHI.E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HI.D1:RHI.D1">azimuth</text:p>
              </table:table-cell>
              <table:table-cell office:value-type="string">
                <text:p text:id="RHI.E1:RHI.E1">heigh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">
                <text:p text:id="RHI.D2:RHI.D11">180</text:p>
              </table:table-cell>
              <table:table-cell office:value-type="float" office:value="36">
                <text:p text:id="RHI.E2:RHI.E11">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.071869">
                <text:p>260.071869</text:p>
              </table:table-cell>
              <table:table-cell office:value-type="float" office:value="37.678257">
                <text:p>37.678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.072083">
                <text:p>260.072083</text:p>
              </table:table-cell>
              <table:table-cell office:value-type="float" office:value="42.712776">
                <text:p>42.712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.072296">
                <text:p>260.072296</text:p>
              </table:table-cell>
              <table:table-cell office:value-type="float" office:value="51.103615">
                <text:p>51.103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.072479">
                <text:p>260.072479</text:p>
              </table:table-cell>
              <table:table-cell office:value-type="float" office:value="62.850563">
                <text:p>62.850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.072693">
                <text:p>260.072693</text:p>
              </table:table-cell>
              <table:table-cell office:value-type="float" office:value="77.953949">
                <text:p>77.953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.072876">
                <text:p>260.072876</text:p>
              </table:table-cell>
              <table:table-cell office:value-type="float" office:value="96.413635">
                <text:p>96.413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.073059">
                <text:p>260.073059</text:p>
              </table:table-cell>
              <table:table-cell office:value-type="float" office:value="118.229324">
                <text:p>118.229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.072693">
                <text:p>260.072693</text:p>
              </table:table-cell>
              <table:table-cell office:value-type="float" office:value="143.401642">
                <text:p>143.401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.072906">
                <text:p>260.072906</text:p>
              </table:table-cell>
              <table:table-cell office:value-type="float" office:value="171.92952">
                <text:p>171.929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6.71cm" svg:height="10.768cm" chart:class="chart:line" chart:style-name="ch1">
        <chart:title svg:x="11.401cm" svg:y="0.216cm" chart:style-name="ch2">
          <text:p>Sezione Generica</text:p>
        </chart:title>
        <chart:legend chart:legend-position="end" svg:x="23.963cm" svg:y="4.959cm" chart:style-name="ch3"/>
        <chart:plot-area chart:style-name="ch4" table:cell-range-address="Sezione.B1:Sezione.C42" chart:data-source-has-labels="row" svg:x="0.867cm" svg:y="0.978cm" svg:width="22.563cm" svg:height="9.346cm">
          <chart:axis chart:dimension="x" chart:name="primary-x" chart:style-name="ch5">
            <chart:title svg:x="11.741cm" svg:y="9.985cm" chart:style-name="ch6">
              <text:p>Num Punti</text:p>
            </chart:title>
          </chart:axis>
          <chart:axis chart:dimension="y" chart:name="primary-y" chart:style-name="ch5">
            <chart:title svg:x="0.535cm" svg:y="6.214cm" chart:style-name="ch7">
              <text:p>Distanza (m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ezione.B2:Sezione.B42" chart:label-cell-address="Sezione.B1:Sezione.B1" chart:class="chart:line">
            <chart:data-point chart:repeated="41"/>
          </chart:series>
          <chart:series chart:attached-axis="primary-y" chart:style-name="ch11" chart:values-cell-range-address="Sezione.C2:Sezione.C42" chart:label-cell-address="Sezione.C1:Sezione.C1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ezione.B1:Sezione.B1">distanza sup</text:p>
              </table:table-cell>
              <table:table-cell office:value-type="string">
                <text:p text:id="Sezione.C1:Sezione.C1">ran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082.929688">
                <text:p text:id="Sezione.B2:Sezione.B42">48082.929688</text:p>
              </table:table-cell>
              <table:table-cell office:value-type="float" office:value="48873.933594">
                <text:p text:id="Sezione.C2:Sezione.C42">48873.933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786.433594">
                <text:p>47786.433594</text:p>
              </table:table-cell>
              <table:table-cell office:value-type="float" office:value="48572.253906">
                <text:p>48572.253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508.433594">
                <text:p>47508.433594</text:p>
              </table:table-cell>
              <table:table-cell office:value-type="float" office:value="48289.398438">
                <text:p>48289.398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247.472656">
                <text:p>47247.472656</text:p>
              </table:table-cell>
              <table:table-cell office:value-type="float" office:value="48023.882812">
                <text:p>48023.882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004.460938">
                <text:p>47004.460938</text:p>
              </table:table-cell>
              <table:table-cell office:value-type="float" office:value="47776.628906">
                <text:p>47776.628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777.574219">
                <text:p>46777.574219</text:p>
              </table:table-cell>
              <table:table-cell office:value-type="float" office:value="47545.789062">
                <text:p>47545.789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566.539062">
                <text:p>46566.539062</text:p>
              </table:table-cell>
              <table:table-cell office:value-type="float" office:value="47331.074219">
                <text:p>47331.074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71.453125">
                <text:p>46371.453125</text:p>
              </table:table-cell>
              <table:table-cell office:value-type="float" office:value="47132.589844">
                <text:p>47132.589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192.453125">
                <text:p>46192.453125</text:p>
              </table:table-cell>
              <table:table-cell office:value-type="float" office:value="46950.476562">
                <text:p>46950.476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28.574219">
                <text:p>46028.574219</text:p>
              </table:table-cell>
              <table:table-cell office:value-type="float" office:value="46783.746094">
                <text:p>46783.746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880.480469">
                <text:p>45880.480469</text:p>
              </table:table-cell>
              <table:table-cell office:value-type="float" office:value="46633.074219">
                <text:p>46633.074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746.480469">
                <text:p>45746.480469</text:p>
              </table:table-cell>
              <table:table-cell office:value-type="float" office:value="46496.746094">
                <text:p>46496.746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627.449219">
                <text:p>45627.449219</text:p>
              </table:table-cell>
              <table:table-cell office:value-type="float" office:value="46375.644531">
                <text:p>46375.6445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522.558594">
                <text:p>45522.558594</text:p>
              </table:table-cell>
              <table:table-cell office:value-type="float" office:value="46268.929688">
                <text:p>46268.929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432.421875">
                <text:p>45432.421875</text:p>
              </table:table-cell>
              <table:table-cell office:value-type="float" office:value="46177.230469">
                <text:p>46177.230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355.507812">
                <text:p>45355.507812</text:p>
              </table:table-cell>
              <table:table-cell office:value-type="float" office:value="46098.980469">
                <text:p>46098.9804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293.457031">
                <text:p>45293.457031</text:p>
              </table:table-cell>
              <table:table-cell office:value-type="float" office:value="46035.851562">
                <text:p>46035.8515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245.507812">
                <text:p>45245.507812</text:p>
              </table:table-cell>
              <table:table-cell office:value-type="float" office:value="45987.066406">
                <text:p>45987.0664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210.460938">
                <text:p>45210.460938</text:p>
              </table:table-cell>
              <table:table-cell office:value-type="float" office:value="45951.414062">
                <text:p>45951.414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190.441406">
                <text:p>45190.441406</text:p>
              </table:table-cell>
              <table:table-cell office:value-type="float" office:value="45931.046875">
                <text:p>45931.04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183.484375">
                <text:p>45183.484375</text:p>
              </table:table-cell>
              <table:table-cell office:value-type="float" office:value="45923.96875">
                <text:p>45923.9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190.472656">
                <text:p>45190.472656</text:p>
              </table:table-cell>
              <table:table-cell office:value-type="float" office:value="45931.078125">
                <text:p>45931.078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210.523438">
                <text:p>45210.523438</text:p>
              </table:table-cell>
              <table:table-cell office:value-type="float" office:value="45951.476562">
                <text:p>45951.4765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245.535156">
                <text:p>45245.535156</text:p>
              </table:table-cell>
              <table:table-cell office:value-type="float" office:value="45987.097656">
                <text:p>45987.097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293.488281">
                <text:p>45293.488281</text:p>
              </table:table-cell>
              <table:table-cell office:value-type="float" office:value="46035.882812">
                <text:p>46035.8828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355.480469">
                <text:p>45355.480469</text:p>
              </table:table-cell>
              <table:table-cell office:value-type="float" office:value="46098.949219">
                <text:p>46098.9492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432.472656">
                <text:p>45432.472656</text:p>
              </table:table-cell>
              <table:table-cell office:value-type="float" office:value="46177.28125">
                <text:p>46177.28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522.476562">
                <text:p>45522.476562</text:p>
              </table:table-cell>
              <table:table-cell office:value-type="float" office:value="46268.847656">
                <text:p>46268.847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627.519531">
                <text:p>45627.519531</text:p>
              </table:table-cell>
              <table:table-cell office:value-type="float" office:value="46375.714844">
                <text:p>46375.7148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746.519531">
                <text:p>45746.519531</text:p>
              </table:table-cell>
              <table:table-cell office:value-type="float" office:value="46496.785156">
                <text:p>46496.785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880.503906">
                <text:p>45880.503906</text:p>
              </table:table-cell>
              <table:table-cell office:value-type="float" office:value="46633.097656">
                <text:p>46633.0976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029.515625">
                <text:p>46029.515625</text:p>
              </table:table-cell>
              <table:table-cell office:value-type="float" office:value="46784.703125">
                <text:p>46784.7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192.46875">
                <text:p>46192.46875</text:p>
              </table:table-cell>
              <table:table-cell office:value-type="float" office:value="46950.492188">
                <text:p>46950.4921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371.519531">
                <text:p>46371.519531</text:p>
              </table:table-cell>
              <table:table-cell office:value-type="float" office:value="47132.660156">
                <text:p>47132.660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566.488281">
                <text:p>46566.488281</text:p>
              </table:table-cell>
              <table:table-cell office:value-type="float" office:value="47331.023438">
                <text:p>47331.023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777.515625">
                <text:p>46777.515625</text:p>
              </table:table-cell>
              <table:table-cell office:value-type="float" office:value="47545.726562">
                <text:p>47545.726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004.519531">
                <text:p>47004.519531</text:p>
              </table:table-cell>
              <table:table-cell office:value-type="float" office:value="47776.691406">
                <text:p>47776.691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247.492188">
                <text:p>47247.492188</text:p>
              </table:table-cell>
              <table:table-cell office:value-type="float" office:value="48023.902344">
                <text:p>48023.902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508.515625">
                <text:p>47508.515625</text:p>
              </table:table-cell>
              <table:table-cell office:value-type="float" office:value="48289.480469">
                <text:p>48289.4804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786.503906">
                <text:p>47786.503906</text:p>
              </table:table-cell>
              <table:table-cell office:value-type="float" office:value="48572.324219">
                <text:p>48572.324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083.5">
                <text:p>48083.5</text:p>
              </table:table-cell>
              <table:table-cell office:value-type="float" office:value="48874.511719">
                <text:p>48874.5117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ymbol-type="named-symbol" chart:symbol-name="square" chart:symbol-width="0.1cm" chart:symbol-height="0.1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6.64cm" svg:height="11.723cm" chart:class="chart:line" chart:style-name="ch1">
        <chart:title svg:x="11.366cm" svg:y="0.235cm" chart:style-name="ch2">
          <text:p>Sezione Generica</text:p>
        </chart:title>
        <chart:legend chart:legend-position="end" svg:x="24.52cm" svg:y="5.436cm" chart:style-name="ch3"/>
        <chart:plot-area chart:style-name="ch4" table:cell-range-address="Sezione.D1:Sezione.E42" chart:data-source-has-labels="row" svg:x="0.863cm" svg:y="1.016cm" svg:width="22.795cm" svg:height="10.206cm">
          <chart:axis chart:dimension="x" chart:name="primary-x" chart:style-name="ch5">
            <chart:title svg:x="11.635cm" svg:y="10.902cm" chart:style-name="ch6">
              <text:p>num Punti</text:p>
            </chart:title>
          </chart:axis>
          <chart:axis chart:dimension="y" chart:name="primary-y" chart:style-name="ch5">
            <chart:title svg:x="0.533cm" svg:y="6.585cm" chart:style-name="ch7">
              <text:p>Altezza (m)</text:p>
            </chart:title>
            <chart:grid chart:style-name="ch8" chart:class="major"/>
          </chart:axis>
          <chart:axis chart:dimension="y" chart:name="secondary-y" chart:style-name="ch9">
            <chart:title svg:x="23.636cm" svg:y="7.015cm" chart:style-name="ch7">
              <text:p>Azimuth Radar (°)</text:p>
            </chart:title>
          </chart:axis>
          <chart:series chart:attached-axis="secondary-y" chart:style-name="ch10" chart:values-cell-range-address="Sezione.D2:Sezione.D42" chart:label-cell-address="Sezione.D1:Sezione.D1" chart:class="chart:line">
            <chart:data-point chart:repeated="41"/>
          </chart:series>
          <chart:series chart:attached-axis="primary-y" chart:style-name="ch11" chart:values-cell-range-address="Sezione.E2:Sezione.E42" chart:label-cell-address="Sezione.E1:Sezione.E1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ezione.D1:Sezione.D1">azimuth</text:p>
              </table:table-cell>
              <table:table-cell office:value-type="string">
                <text:p text:id="Sezione.E1:Sezione.E1">heigh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072723">
                <text:p text:id="Sezione.D2:Sezione.D42">300.072723</text:p>
              </table:table-cell>
              <table:table-cell office:value-type="float" office:value="8517.186523">
                <text:p text:id="Sezione.E2:Sezione.E42">8517.1865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.072662">
                <text:p>299.072662</text:p>
              </table:table-cell>
              <table:table-cell office:value-type="float" office:value="8464.082031">
                <text:p>8464.082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.072479">
                <text:p>298.072479</text:p>
              </table:table-cell>
              <table:table-cell office:value-type="float" office:value="8414.299805">
                <text:p>8414.299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7.072601">
                <text:p>297.072601</text:p>
              </table:table-cell>
              <table:table-cell office:value-type="float" office:value="8367.576172">
                <text:p>8367.576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6.072571">
                <text:p>296.072571</text:p>
              </table:table-cell>
              <table:table-cell office:value-type="float" office:value="8324.074219">
                <text:p>8324.074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5.072968">
                <text:p>295.072968</text:p>
              </table:table-cell>
              <table:table-cell office:value-type="float" office:value="8283.463867">
                <text:p>8283.463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4.072815">
                <text:p>294.072815</text:p>
              </table:table-cell>
              <table:table-cell office:value-type="float" office:value="8245.696289">
                <text:p>8245.696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072662">
                <text:p>293.072662</text:p>
              </table:table-cell>
              <table:table-cell office:value-type="float" office:value="8210.788086">
                <text:p>8210.788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2.07254">
                <text:p>292.07254</text:p>
              </table:table-cell>
              <table:table-cell office:value-type="float" office:value="8178.761719">
                <text:p>8178.761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1.072968">
                <text:p>291.072968</text:p>
              </table:table-cell>
              <table:table-cell office:value-type="float" office:value="8149.446289">
                <text:p>8149.446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.072571">
                <text:p>290.072571</text:p>
              </table:table-cell>
              <table:table-cell office:value-type="float" office:value="8122.955078">
                <text:p>8122.955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9.072693">
                <text:p>289.072693</text:p>
              </table:table-cell>
              <table:table-cell office:value-type="float" office:value="8098.987305">
                <text:p>8098.987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.072479">
                <text:p>288.072479</text:p>
              </table:table-cell>
              <table:table-cell office:value-type="float" office:value="8077.698242">
                <text:p>8077.698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7.072876">
                <text:p>287.072876</text:p>
              </table:table-cell>
              <table:table-cell office:value-type="float" office:value="8058.94043">
                <text:p>8058.94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.07251">
                <text:p>286.07251</text:p>
              </table:table-cell>
              <table:table-cell office:value-type="float" office:value="8042.821777">
                <text:p>8042.8217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5.072632">
                <text:p>285.072632</text:p>
              </table:table-cell>
              <table:table-cell office:value-type="float" office:value="8029.068359">
                <text:p>8029.068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4.072632">
                <text:p>284.072632</text:p>
              </table:table-cell>
              <table:table-cell office:value-type="float" office:value="8017.972656">
                <text:p>8017.972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3.072876">
                <text:p>283.072876</text:p>
              </table:table-cell>
              <table:table-cell office:value-type="float" office:value="8009.399414">
                <text:p>8009.399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2.072662">
                <text:p>282.072662</text:p>
              </table:table-cell>
              <table:table-cell office:value-type="float" office:value="8003.132812">
                <text:p>8003.1328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1.072571">
                <text:p>281.072571</text:p>
              </table:table-cell>
              <table:table-cell office:value-type="float" office:value="7999.553711">
                <text:p>7999.553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.072571">
                <text:p>280.072571</text:p>
              </table:table-cell>
              <table:table-cell office:value-type="float" office:value="7998.30957">
                <text:p>7998.309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9.07254">
                <text:p>279.07254</text:p>
              </table:table-cell>
              <table:table-cell office:value-type="float" office:value="7999.559082">
                <text:p>7999.5590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8.072693">
                <text:p>278.072693</text:p>
              </table:table-cell>
              <table:table-cell office:value-type="float" office:value="8003.144043">
                <text:p>8003.144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7.072815">
                <text:p>277.072815</text:p>
              </table:table-cell>
              <table:table-cell office:value-type="float" office:value="8009.404297">
                <text:p>8009.404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6.072693">
                <text:p>276.072693</text:p>
              </table:table-cell>
              <table:table-cell office:value-type="float" office:value="8017.978516">
                <text:p>8017.978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5.072876">
                <text:p>275.072876</text:p>
              </table:table-cell>
              <table:table-cell office:value-type="float" office:value="8029.063477">
                <text:p>8029.0634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4.072723">
                <text:p>274.072723</text:p>
              </table:table-cell>
              <table:table-cell office:value-type="float" office:value="8042.831055">
                <text:p>8042.831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.072601">
                <text:p>273.072601</text:p>
              </table:table-cell>
              <table:table-cell office:value-type="float" office:value="8058.925781">
                <text:p>8058.925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2.072937">
                <text:p>272.072937</text:p>
              </table:table-cell>
              <table:table-cell office:value-type="float" office:value="8077.710938">
                <text:p>8077.7109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.072876">
                <text:p>271.072876</text:p>
              </table:table-cell>
              <table:table-cell office:value-type="float" office:value="8098.994141">
                <text:p>8098.994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0.07251">
                <text:p>270.07251</text:p>
              </table:table-cell>
              <table:table-cell office:value-type="float" office:value="8122.959473">
                <text:p>8122.959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9.072479">
                <text:p>269.072479</text:p>
              </table:table-cell>
              <table:table-cell office:value-type="float" office:value="8149.614746">
                <text:p>8149.6147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8.072906">
                <text:p>268.072906</text:p>
              </table:table-cell>
              <table:table-cell office:value-type="float" office:value="8178.76416">
                <text:p>8178.76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7.072937">
                <text:p>267.072937</text:p>
              </table:table-cell>
              <table:table-cell office:value-type="float" office:value="8210.799805">
                <text:p>8210.799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6.072784">
                <text:p>266.072784</text:p>
              </table:table-cell>
              <table:table-cell office:value-type="float" office:value="8245.6875">
                <text:p>8245.6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5.072632">
                <text:p>265.072632</text:p>
              </table:table-cell>
              <table:table-cell office:value-type="float" office:value="8283.454102">
                <text:p>8283.454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4.072662">
                <text:p>264.072662</text:p>
              </table:table-cell>
              <table:table-cell office:value-type="float" office:value="8324.084961">
                <text:p>8324.0849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3.07251">
                <text:p>263.07251</text:p>
              </table:table-cell>
              <table:table-cell office:value-type="float" office:value="8367.580078">
                <text:p>8367.580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2.072754">
                <text:p>262.072754</text:p>
              </table:table-cell>
              <table:table-cell office:value-type="float" office:value="8414.314453">
                <text:p>8414.314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1.072845">
                <text:p>261.072845</text:p>
              </table:table-cell>
              <table:table-cell office:value-type="float" office:value="8464.094727">
                <text:p>8464.094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0.07251">
                <text:p>260.07251</text:p>
              </table:table-cell>
              <table:table-cell office:value-type="float" office:value="8517.289062">
                <text:p>8517.2890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